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9af5" officeooo:paragraph-rsid="00029af5"/>
    </style:style>
    <style:style style:name="P3" style:family="paragraph" style:parent-style-name="Standard">
      <style:paragraph-properties fo:text-align="start" style:justify-single-word="false"/>
      <style:text-properties officeooo:rsid="00029af5" officeooo:paragraph-rsid="00029af5"/>
    </style:style>
    <style:style style:name="T1" style:family="text">
      <style:text-properties officeooo:rsid="0003e0f7"/>
    </style:style>
    <style:style style:name="T2" style:family="text">
      <style:text-properties officeooo:rsid="00049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unto Fijo 1<text:span text:style-name="T2">1</text:span> de octubre de 2019</text:p>
      <text:p text:style-name="P2"/>
      <text:p text:style-name="P3"><text:tab/>Yo, Willian Rodríguez, portador de la cédula de identidad <text:span text:style-name="T1">V-</text:span>24.595.726 autorizo a Crisalida Villanueva, <text:span text:style-name="T1">portadora de la cédula de identidad V-11.766.947</text:span> para el retiro de dos bombillos, una azúcar, además de la bolsa de alimentación que será entregada el día de hoy.</text:p>
      <text:p text:style-name="P3"/>
      <text:p text:style-name="P3">Sin más a que hacer referencia, se despide muy atentamente Willian Rodrí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42:32.237470418</meta:creation-date>
    <dc:date>2019-10-10T15:22:26.863509785</dc:date>
    <meta:editing-duration>PT5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1" meta:character-count="375" meta:non-whitespace-character-count="316"/>
  </office:meta>
</office:document-meta>
</file>